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 svg:font-family="Calibri"/>
    <style:font-face style:name="Consolas" svg:font-family="Consolas"/>
    <style:font-face style:name="Georgia" svg:font-family="Georgia"/>
    <style:font-face style:name="OpenSymbol" svg:font-family="OpenSymbol"/>
    <style:font-face style:name="Verdana" svg:font-family="Verdana"/>
    <style:font-face style:name="Arial3" svg:font-family="Arial" style:font-family-generic="swiss"/>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bold" style:text-blinking="false" fo:background-color="#ffffff" style:font-size-asian="12pt" style:font-size-complex="12pt"/>
    </style:style>
    <style:style style:name="P2"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bold" style:text-blinking="false" fo:background-color="#ffffff" style:font-size-asian="12pt" style:font-weight-asian="bold" style:font-size-complex="12pt" style:font-weight-complex="bold"/>
    </style:style>
    <style:style style:name="P3"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normal" style:text-blinking="false" fo:background-color="#ffffff" style:font-size-asian="12pt" style:font-size-complex="12pt"/>
    </style:style>
    <style:style style:name="P4" style:family="paragraph" style:parent-style-name="Text_20_body" style:list-style-name="L1">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normal" style:text-blinking="false" fo:background-color="#ffffff" style:font-size-asian="12pt" style:font-size-complex="12pt"/>
    </style:style>
    <style:style style:name="P5"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1" fo:font-size="12pt" style:text-underline-style="none" style:text-blinking="false" fo:background-color="#ffffff" style:font-size-asian="12pt" style:font-size-complex="12pt"/>
    </style:style>
    <style:style style:name="P6"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373737" style:text-line-through-style="none" style:font-name="Georgia1" fo:font-size="12pt" fo:font-style="normal" style:text-underline-style="none" fo:font-weight="normal" style:text-blinking="false" fo:background-color="#ffffff" style:font-size-asian="12pt" style:font-size-complex="12pt"/>
    </style:style>
    <style:style style:name="P7"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313131" style:text-line-through-style="none" style:font-name="Georgia1" fo:font-size="12pt" fo:font-style="normal" style:text-underline-style="none" fo:font-weight="bold" style:text-blinking="false" fo:background-color="#ffffff" style:font-size-asian="12pt" style:font-size-complex="12pt"/>
    </style:style>
    <style:style style:name="P8" style:family="paragraph" style:parent-style-name="Text_20_body">
      <style:paragraph-properties fo:margin-top="0in" fo:margin-bottom="0in" fo:line-height="138%" fo:background-color="#ffffff" style:writing-mode="lr-tb">
        <style:background-image/>
      </style:paragraph-properties>
      <style:text-properties style:font-name="Georgia1" fo:font-size="12pt" fo:font-weight="normal" fo:background-color="#ffffff" style:font-size-asian="12pt" style:font-size-complex="12pt"/>
    </style:style>
    <style:style style:name="P9" style:family="paragraph" style:parent-style-name="Text_20_body">
      <style:paragraph-properties fo:margin-top="0in" fo:margin-bottom="0in" fo:line-height="138%" fo:background-color="#ffffff" style:writing-mode="lr-tb">
        <style:background-image/>
      </style:paragraph-properties>
      <style:text-properties style:font-name="Georgia1" fo:font-size="12pt" fo:background-color="#ffffff" style:font-size-asian="12pt" style:font-size-complex="12pt"/>
    </style:style>
    <style:style style:name="P10" style:family="paragraph" style:parent-style-name="Text_20_body">
      <style:paragraph-properties fo:margin-top="0in" fo:margin-bottom="0in" fo:line-height="138%" fo:background-color="#ffffff" style:writing-mode="lr-tb">
        <style:background-image/>
      </style:paragraph-properties>
    </style:style>
    <style:style style:name="P11" style:family="paragraph" style:parent-style-name="Text_20_body">
      <style:paragraph-properties fo:margin-top="0in" fo:margin-bottom="0.1528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bold" style:text-blinking="false" fo:background-color="#ffffff" style:font-size-asian="12pt" style:font-size-complex="12pt"/>
    </style:style>
    <style:style style:name="P12" style:family="paragraph" style:parent-style-name="Text_20_body">
      <style:paragraph-properties fo:margin-top="0in" fo:margin-bottom="0.1528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bold" style:text-blinking="false" fo:background-color="#ffffff" style:font-size-asian="12pt" style:font-weight-asian="bold" style:font-size-complex="12pt" style:font-weight-complex="bold"/>
    </style:style>
    <style:style style:name="P13" style:family="paragraph" style:parent-style-name="Text_20_body">
      <style:paragraph-properties fo:margin-top="0in" fo:margin-bottom="0.1528in" fo:line-height="165%"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normal" style:text-blinking="false" fo:background-color="#ffffff" style:font-size-asian="12pt" style:font-size-complex="12pt"/>
    </style:style>
    <style:style style:name="P14" style:family="paragraph" style:parent-style-name="Text_20_body">
      <style:paragraph-properties fo:margin-top="0in" fo:margin-bottom="0.1528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in" fo:margin-bottom="0.1528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normal" style:text-blinking="false" fo:background-color="#ffffff" style:font-size-asian="12pt" style:font-style-asian="normal" style:font-size-complex="12pt" style:font-style-complex="normal"/>
    </style:style>
    <style:style style:name="P16" style:family="paragraph" style:parent-style-name="Text_20_body">
      <style:paragraph-properties fo:margin-top="0in" fo:margin-bottom="0.1528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normal" style:text-blinking="false" fo:background-color="#ffffff" style:font-size-asian="12pt" style:font-weight-asian="normal" style:font-size-complex="12pt" style:font-weight-complex="normal"/>
    </style:style>
    <style:style style:name="P17" style:family="paragraph" style:parent-style-name="Text_20_body">
      <style:paragraph-properties fo:margin-top="0in" fo:margin-bottom="0.1528in" fo:line-height="138%" fo:background-color="#ffffff" style:writing-mode="lr-tb">
        <style:background-image/>
      </style:paragraph-properties>
      <style:text-properties fo:font-variant="normal" fo:text-transform="none" fo:color="#313131" style:text-line-through-style="none" style:font-name="Georgia1" fo:font-size="12pt" fo:font-style="normal" style:text-underline-style="none" fo:font-weight="bold" style:text-blinking="false" fo:background-color="#ffffff" style:font-size-asian="12pt" style:font-size-complex="12pt"/>
    </style:style>
    <style:style style:name="P18" style:family="paragraph" style:parent-style-name="Text_20_body">
      <style:paragraph-properties fo:margin-top="0in" fo:margin-bottom="0.1528in" fo:line-height="138%" fo:background-color="#ffffff" style:writing-mode="lr-tb">
        <style:background-image/>
      </style:paragraph-properties>
    </style:style>
    <style:style style:name="P19" style:family="paragraph" style:parent-style-name="Text_20_body">
      <style:paragraph-properties fo:margin-top="0in" fo:margin-bottom="0.1528in" fo:line-height="138%" fo:background-color="#ffffff" style:writing-mode="lr-tb">
        <style:background-image/>
      </style:paragraph-properties>
      <style:text-properties style:font-name="Georgia1" fo:font-size="12pt" fo:font-weight="normal" fo:background-color="#ffffff" style:font-size-asian="12pt" style:font-size-complex="12pt"/>
    </style:style>
    <style:style style:name="P20" style:family="paragraph" style:parent-style-name="Text_20_body">
      <style:paragraph-properties fo:margin-top="0in" fo:margin-bottom="0.1528in" fo:line-height="165%" fo:background-color="#ffffff" style:writing-mode="lr-tb">
        <style:background-image/>
      </style:paragraph-properties>
      <style:text-properties style:font-name="Georgia1" fo:font-size="12pt" fo:font-weight="normal" fo:background-color="#ffffff" style:font-size-asian="12pt" style:font-size-complex="12pt"/>
    </style:style>
    <style:style style:name="P21" style:family="paragraph" style:parent-style-name="Text_20_body">
      <style:paragraph-properties fo:margin-top="0in" fo:margin-bottom="0.1528in" fo:line-height="138%" fo:background-color="#ffffff" style:writing-mode="lr-tb">
        <style:background-image/>
      </style:paragraph-properties>
      <style:text-properties style:font-name="Georgia1" fo:font-size="12pt" fo:background-color="#ffffff" style:font-size-asian="12pt" style:font-size-complex="12pt"/>
    </style:style>
    <style:style style:name="P22" style:family="paragraph" style:parent-style-name="Text_20_body">
      <style:paragraph-properties fo:margin-top="0in" fo:margin-bottom="0.1528in" fo:line-height="138%" fo:background-color="#ffffff" style:writing-mode="lr-tb">
        <style:background-image/>
      </style:paragraph-properties>
      <style:text-properties style:font-name="Georgia1" fo:font-size="12pt" fo:font-style="normal" fo:font-weight="normal" fo:background-color="#ffffff" style:font-size-asian="12pt" style:font-style-asian="normal" style:font-size-complex="12pt" style:font-style-complex="normal"/>
    </style:style>
    <style:style style:name="P23" style:family="paragraph" style:parent-style-name="Text_20_body">
      <style:paragraph-properties fo:margin-top="0in" fo:margin-bottom="0.1528in" fo:line-height="138%" fo:background-color="#ffffff" style:writing-mode="lr-tb">
        <style:background-image/>
      </style:paragraph-properties>
      <style:text-properties style:font-name="Georgia1" fo:font-size="12pt" fo:font-style="normal" fo:font-weight="normal" fo:background-color="#ffffff" style:font-size-asian="12pt" style:font-style-asian="normal" style:font-weight-asian="normal" style:font-size-complex="12pt" style:font-style-complex="normal" style:font-weight-complex="normal"/>
    </style:style>
    <style:style style:name="P24" style:family="paragraph" style:parent-style-name="Text_20_body">
      <style:paragraph-properties fo:background-color="#ffffff">
        <style:background-image/>
      </style:paragraph-properties>
      <style:text-properties style:font-name="Georgia1" fo:font-size="12pt" fo:font-weight="normal" fo:background-color="#ffffff" style:font-size-asian="12pt" style:font-size-complex="12pt"/>
    </style:style>
    <style:style style:name="P25" style:family="paragraph" style:parent-style-name="Text_20_body">
      <style:paragraph-properties fo:background-color="#ffffff">
        <style:background-image/>
      </style:paragraph-properties>
      <style:text-properties style:font-name="Georgia1" fo:font-size="12pt" fo:background-color="#ffffff" style:font-size-asian="12pt" style:font-size-complex="12pt"/>
    </style:style>
    <style:style style:name="P26" style:family="paragraph" style:parent-style-name="Text_20_body">
      <style:paragraph-properties fo:background-color="#ffffff">
        <style:background-image/>
      </style:paragraph-properties>
      <style:text-properties style:font-name="Georgia1" fo:font-size="12pt" fo:font-weight="bold" fo:background-color="#ffffff" style:font-size-asian="12pt" style:font-weight-asian="bold" style:font-size-complex="12pt" style:font-weight-complex="bold"/>
    </style:style>
    <style:style style:name="P27" style:family="paragraph" style:parent-style-name="Text_20_body">
      <style:paragraph-properties fo:background-color="#ffffff">
        <style:background-image/>
      </style:paragraph-properties>
      <style:text-properties fo:color="#000000" style:font-name="Georgia1" fo:font-size="12pt" style:text-underline-style="none" fo:font-weight="bold" fo:background-color="#ffffff" style:font-size-asian="12pt" style:font-weight-asian="bold" style:font-size-complex="12pt" style:font-weight-complex="bold"/>
    </style:style>
    <style:style style:name="T1" style:family="text">
      <style:text-properties fo:font-variant="normal" fo:text-transform="none" fo:color="#000000" style:text-line-through-style="none" style:font-name="Georgia" fo:font-size="11pt" fo:font-style="normal" style:text-underline-style="none" style:text-blinking="false" fo:background-color="transparent"/>
    </style:style>
    <style:style style:name="T2" style:family="text">
      <style:text-properties fo:font-variant="normal" fo:text-transform="none" fo:color="#000000" style:text-line-through-style="none" style:font-name="Georgia" fo:font-size="11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4" style:family="text">
      <style:text-properties fo:font-variant="normal" fo:text-transform="none" fo:color="#000000" style:text-line-through-style="none" style:font-name="Arial1" fo:font-size="11pt" fo:font-style="normal" style:text-underline-style="none" style:text-blinking="false" fo:background-color="#ffffff"/>
    </style:style>
    <style:style style:name="T5"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11pt" fo:font-style="italic" style:text-underline-style="none" style:text-blinking="false" fo:background-color="#ffffff"/>
    </style:style>
    <style:style style:name="T7" style:family="text">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7pt" fo:font-style="normal" style:text-underline-style="none" style:text-blinking="false" fo:background-color="transparent"/>
    </style:style>
    <style:style style:name="T9" style:family="text">
      <style:text-properties fo:font-variant="normal" fo:text-transform="none" fo:color="#000000" style:text-line-through-style="none" style:font-name="Arial1" fo:font-size="7pt" fo:font-style="italic" style:text-underline-style="none" style:text-blinking="false" fo:background-color="transparent"/>
    </style:style>
    <style:style style:name="T10" style:family="text">
      <style:text-properties fo:font-variant="normal" fo:text-transform="none" fo:color="#000000" style:text-line-through-style="none" style:font-name="Arial1" fo:font-size="10pt" fo:font-style="normal" style:text-underline-style="none" style:text-blinking="false" fo:background-color="#ffffff"/>
    </style:style>
    <style:style style:name="T11" style:family="text">
      <style:text-properties fo:font-variant="normal" fo:text-transform="none" fo:color="#000000" style:text-line-through-style="none" style:font-name="Arial1" fo:font-size="10pt" fo:font-style="italic" style:text-underline-style="none" style:text-blinking="false" fo:background-color="transparent"/>
    </style:style>
    <style:style style:name="T12" style:family="text">
      <style:text-properties fo:font-variant="normal" fo:text-transform="none" fo:color="#000000" style:text-line-through-style="none" style:font-name="Verdana" fo:font-size="9pt" fo:font-style="normal" style:text-underline-style="none" style:text-blinking="false" fo:background-color="transparent"/>
    </style:style>
    <style:style style:name="T13" style:family="text">
      <style:text-properties fo:font-variant="normal" fo:text-transform="none" fo:color="#000000" style:text-line-through-style="none" style:font-name="Verdana" fo:font-size="7pt" fo:font-style="normal" style:text-underline-style="none" style:text-blinking="false" fo:background-color="transparent"/>
    </style:style>
    <style:style style:name="T14" style:family="text">
      <style:text-properties fo:font-variant="normal" fo:text-transform="none" fo:color="#000000" style:text-line-through-style="none" style:text-underline-style="none" style:text-blinking="false"/>
    </style:style>
    <style:style style:name="T15" style:family="text">
      <style:text-properties fo:font-variant="normal" fo:text-transform="none" fo:color="#000000" style:text-line-through-style="none" style:text-underline-style="none" style:text-blinking="false" fo:background-color="transparent"/>
    </style:style>
    <style:style style:name="T16" style:family="text">
      <style:text-properties fo:font-variant="normal" fo:text-transform="none" fo:color="#000000" style:text-line-through-style="none" style:text-underline-style="none" style:text-blinking="false" fo:background-color="#ffffff"/>
    </style:style>
    <style:style style:name="T17" style:family="text">
      <style:text-properties fo:font-variant="normal" fo:text-transform="none" fo:color="#000000" style:text-line-through-style="none" style:text-underline-style="none" fo:font-weight="normal" style:text-blinking="false"/>
    </style:style>
    <style:style style:name="T18" style:family="text">
      <style:text-properties fo:font-variant="normal" fo:text-transform="none" fo:color="#000000" style:text-line-through-style="none" style:text-underline-style="none" fo:font-weight="normal" style:text-blinking="false" fo:background-color="transparent"/>
    </style:style>
    <style:style style:name="T19" style:family="text">
      <style:text-properties fo:font-variant="normal" fo:text-transform="none" fo:color="#000000" style:text-line-through-style="none" fo:font-size="11pt" fo:font-style="normal" style:text-underline-style="none" fo:font-weight="bold" style:text-blinking="false" fo:background-color="transparent"/>
    </style:style>
    <style:style style:name="T20" style:family="text">
      <style:text-properties fo:font-variant="normal" fo:text-transform="none" fo:color="#000000" style:text-line-through-style="none" fo:font-size="11pt" fo:font-style="normal" style:text-underline-style="none" style:text-blinking="false" fo:background-color="transparent"/>
    </style:style>
    <style:style style:name="T21" style:family="text">
      <style:text-properties fo:font-variant="normal" fo:text-transform="none" fo:color="#000000" style:text-line-through-style="none" fo:font-size="11pt" fo:font-style="normal" style:text-underline-style="none" style:text-blinking="false" fo:background-color="#ffffff"/>
    </style:style>
    <style:style style:name="T22" style:family="text">
      <style:text-properties fo:font-variant="normal" fo:text-transform="none" fo:color="#000000" style:text-line-through-style="none" fo:font-size="11pt" fo:font-style="normal" style:text-underline-style="none" fo:font-weight="normal" style:text-blinking="false" fo:background-color="transparent"/>
    </style:style>
    <style:style style:name="T23" style:family="text">
      <style:text-properties fo:font-variant="normal" fo:text-transform="none" fo:color="#000000" style:text-line-through-style="none" fo:font-size="11pt" fo:font-style="italic" style:text-underline-style="none" style:text-blinking="false" fo:background-color="#ffffff"/>
    </style:style>
    <style:style style:name="T24" style:family="text">
      <style:text-properties fo:font-variant="normal" fo:text-transform="none" fo:color="#000000" style:text-line-through-style="none" fo:font-size="11pt" fo:font-style="italic" style:text-underline-style="none" fo:font-weight="normal" style:text-blinking="false" fo:background-color="transparent"/>
    </style:style>
    <style:style style:name="T25" style:family="text">
      <style:text-properties fo:font-variant="normal" fo:text-transform="none" fo:color="#000000" style:text-line-through-style="none" fo:font-size="9pt" fo:font-style="normal" style:text-underline-style="none" style:text-blinking="false" fo:background-color="transparent"/>
    </style:style>
    <style:style style:name="T26" style:family="text">
      <style:text-properties fo:font-variant="normal" fo:text-transform="none" fo:color="#000000" style:text-line-through-style="none" fo:font-size="7pt" fo:font-style="normal" style:text-underline-style="none" style:text-blinking="false" fo:background-color="transparent"/>
    </style:style>
    <style:style style:name="T27" style:family="text">
      <style:text-properties fo:font-variant="normal" fo:text-transform="none" fo:color="#000000" style:text-line-through-style="none" fo:font-size="7pt" fo:font-style="italic" style:text-underline-style="none" style:text-blinking="false" fo:background-color="transparent"/>
    </style:style>
    <style:style style:name="T28" style:family="text">
      <style:text-properties fo:font-variant="normal" fo:text-transform="none" fo:color="#000000" style:text-line-through-style="none" fo:font-size="10pt" fo:font-style="normal" style:text-underline-style="none" style:text-blinking="false" fo:background-color="#ffffff"/>
    </style:style>
    <style:style style:name="T29" style:family="text">
      <style:text-properties fo:font-variant="normal" fo:text-transform="none" fo:color="#000000" style:text-line-through-style="none" fo:font-size="10pt" fo:font-style="italic" style:text-underline-style="none" style:text-blinking="false" fo:background-color="transparent"/>
    </style:style>
    <style:style style:name="T30" style:family="text">
      <style:text-properties fo:font-variant="normal" fo:text-transform="none" fo:color="#000000" style:text-line-through-style="none" style:font-name="Georgia1" fo:font-size="11pt" fo:font-style="normal" style:text-underline-style="none" fo:font-weight="normal" style:text-blinking="false" fo:background-color="transparent"/>
    </style:style>
    <style:style style:name="T31" style:family="text">
      <style:text-properties fo:font-variant="normal" fo:text-transform="none" fo:color="#000000" style:text-line-through-style="none" style:font-name="Georgia1" fo:font-size="11pt" fo:font-style="italic" style:text-underline-style="none" fo:font-weight="normal" style:text-blinking="false" fo:background-color="transparent"/>
    </style:style>
    <style:style style:name="T32" style:family="text">
      <style:text-properties fo:font-variant="normal" fo:text-transform="none" fo:color="#000000" style:text-line-through-style="none" style:font-name="Georgia1" style:text-underline-style="none" fo:font-weight="normal" style:text-blinking="false" fo:background-color="transparent"/>
    </style:style>
    <style:style style:name="T33" style:family="text">
      <style:text-properties fo:font-variant="normal" fo:text-transform="none" fo:color="#000000" style:text-line-through-style="none" style:font-name="Georgia1" fo:font-style="normal" style:text-underline-style="none" fo:font-weight="normal" style:text-blinking="false" fo:background-color="transparent"/>
    </style:style>
    <style:style style:name="T34" style:family="text">
      <style:text-properties fo:font-variant="normal" fo:text-transform="none" fo:color="#000000" style:text-line-through-style="none" style:font-name="Georgia1" fo:font-style="italic" style:text-underline-style="none" fo:font-weight="normal" style:text-blinking="false" fo:background-color="transparent"/>
    </style:style>
    <style:style style:name="T35" style:family="text">
      <style:text-properties fo:font-variant="normal" fo:text-transform="none" fo:color="#000000" style:text-line-through-style="none" style:font-name="Georgia1" fo:font-size="12pt" fo:font-style="normal" style:text-underline-style="none" fo:font-weight="normal" style:text-blinking="false" fo:background-color="transparent" style:font-size-asian="12pt" style:font-size-complex="12pt"/>
    </style:style>
    <style:style style:name="T36" style:family="text">
      <style:text-properties fo:font-variant="normal" fo:text-transform="none" fo:color="#000000" style:text-line-through-style="none" style:font-name="Georgia1" fo:font-size="12pt" fo:font-style="normal" style:text-underline-style="none" fo:font-weight="normal" style:text-blinking="false" style:font-size-asian="12pt" style:font-size-complex="12pt"/>
    </style:style>
    <style:style style:name="T37" style:family="text">
      <style:text-properties fo:font-variant="normal" fo:text-transform="none" fo:color="#000000" style:text-line-through-style="none" style:font-name="Georgia1" fo:font-size="12pt" fo:font-style="normal" style:text-underline-style="none" fo:font-weight="normal" style:text-blinking="false" fo:background-color="#ffffff" style:font-size-asian="12pt" style:font-size-complex="12pt"/>
    </style:style>
    <style:style style:name="T38" style:family="text">
      <style:text-properties fo:font-variant="normal" fo:text-transform="none" fo:color="#000000" style:text-line-through-style="none" style:font-name="Georgia1" fo:font-size="12pt" style:text-underline-style="none" fo:font-weight="normal" style:text-blinking="false" fo:background-color="transparent" style:font-size-asian="12pt" style:font-size-complex="12pt"/>
    </style:style>
    <style:style style:name="T39" style:family="text">
      <style:text-properties fo:font-variant="normal" fo:text-transform="none" fo:color="#000000" style:text-line-through-style="none" style:font-name="Georgia1" fo:font-size="12pt" style:text-underline-style="none" fo:font-weight="normal" style:text-blinking="false" style:font-size-asian="12pt" style:font-size-complex="12pt"/>
    </style:style>
    <style:style style:name="T40" style:family="text">
      <style:text-properties fo:font-variant="normal" fo:text-transform="none" fo:color="#000000" style:text-line-through-style="none" style:font-name="Georgia1" fo:font-size="12pt" style:text-underline-style="none" fo:font-weight="normal" style:text-blinking="false" fo:background-color="#ffffff" style:font-size-asian="12pt" style:font-size-complex="12pt"/>
    </style:style>
    <style:style style:name="T41" style:family="text">
      <style:text-properties fo:font-variant="normal" fo:text-transform="none" fo:color="#000000" style:text-line-through-style="none" style:font-name="Georgia1" fo:font-size="12pt" fo:font-style="italic" style:text-underline-style="none" fo:font-weight="normal" style:text-blinking="false" fo:background-color="transparent" style:font-size-asian="12pt" style:font-size-complex="12pt"/>
    </style:style>
    <style:style style:name="T42" style:family="text">
      <style:text-properties fo:font-variant="normal" fo:text-transform="none" fo:color="#000000" style:text-line-through-style="none" style:font-name="Georgia1" fo:font-size="12pt" fo:font-style="italic" style:text-underline-style="none" fo:font-weight="normal" style:text-blinking="false" style:font-size-asian="12pt" style:font-size-complex="12pt"/>
    </style:style>
    <style:style style:name="T43" style:family="text">
      <style:text-properties fo:font-variant="normal" fo:text-transform="none" fo:color="#000000" style:text-line-through-style="none" style:font-name="Georgia1" fo:font-size="12pt" fo:font-style="italic" style:text-underline-style="none" fo:font-weight="normal" style:text-blinking="false" fo:background-color="#ffffff" style:font-size-asian="12pt" style:font-size-complex="12pt"/>
    </style:style>
    <style:style style:name="T44" style:family="text">
      <style:text-properties fo:font-variant="normal" fo:text-transform="none" fo:color="#000000" style:text-line-through-style="none" fo:font-style="normal" style:text-underline-style="none" fo:font-weight="bold" style:text-blinking="false"/>
    </style:style>
    <style:style style:name="T45" style:family="text">
      <style:text-properties fo:font-variant="normal" fo:text-transform="none" fo:color="#000000" style:text-line-through-style="none" fo:font-style="normal" style:text-underline-style="none" fo:font-weight="bold" style:text-blinking="false" fo:background-color="transparent"/>
    </style:style>
    <style:style style:name="T46" style:family="text">
      <style:text-properties fo:font-variant="normal" fo:text-transform="none" fo:color="#000000" style:text-line-through-style="none" fo:font-style="normal" style:text-underline-style="none" fo:font-weight="bold" style:text-blinking="false" style:font-weight-asian="bold" style:font-weight-complex="bold"/>
    </style:style>
    <style:style style:name="T47" style:family="text">
      <style:text-properties fo:font-variant="normal" fo:text-transform="none" fo:color="#000000" style:text-line-through-style="none" fo:font-style="normal" style:text-underline-style="none" style:text-blinking="false"/>
    </style:style>
    <style:style style:name="T48" style:family="text">
      <style:text-properties fo:font-variant="normal" fo:text-transform="none" fo:color="#000000" style:text-line-through-style="none" fo:font-style="normal" style:text-underline-style="none" style:text-blinking="false" fo:background-color="transparent"/>
    </style:style>
    <style:style style:name="T49" style:family="text">
      <style:text-properties fo:font-variant="normal" fo:text-transform="none" fo:color="#000000" style:text-line-through-style="none" fo:font-style="normal" style:text-underline-style="none" style:text-blinking="false" fo:background-color="#ffffff"/>
    </style:style>
    <style:style style:name="T50" style:family="text">
      <style:text-properties fo:font-variant="normal" fo:text-transform="none" fo:color="#000000" style:text-line-through-style="none" fo:font-style="normal" style:text-underline-style="none" fo:font-weight="normal" style:text-blinking="false"/>
    </style:style>
    <style:style style:name="T51" style:family="text">
      <style:text-properties fo:font-variant="normal" fo:text-transform="none" fo:color="#000000" style:text-line-through-style="none" fo:font-style="normal" style:text-underline-style="none" fo:font-weight="normal" style:text-blinking="false" fo:background-color="transparent"/>
    </style:style>
    <style:style style:name="T52" style:family="text">
      <style:text-properties fo:font-variant="normal" fo:text-transform="none" fo:color="#000000" style:text-line-through-style="none" fo:font-style="italic" style:text-underline-style="none" style:text-blinking="false"/>
    </style:style>
    <style:style style:name="T53" style:family="text">
      <style:text-properties fo:font-variant="normal" fo:text-transform="none" fo:color="#000000" style:text-line-through-style="none" fo:font-style="italic" style:text-underline-style="none" style:text-blinking="false" fo:background-color="transparent"/>
    </style:style>
    <style:style style:name="T54" style:family="text">
      <style:text-properties fo:font-variant="normal" fo:text-transform="none" fo:color="#000000" style:text-line-through-style="none" fo:font-style="italic" style:text-underline-style="none" style:text-blinking="false" fo:background-color="#ffffff"/>
    </style:style>
    <style:style style:name="T55" style:family="text">
      <style:text-properties fo:font-variant="normal" fo:text-transform="none" fo:color="#4b5a79" style:text-line-through-style="none" style:font-name="Georgia" fo:font-size="11pt" fo:font-style="normal" style:text-underline-style="solid" style:text-underline-width="auto" style:text-underline-color="font-color" fo:font-weight="normal" style:text-blinking="false" fo:background-color="transparent"/>
    </style:style>
    <style:style style:name="T56" style:family="text">
      <style:text-properties fo:font-variant="normal" fo:text-transform="none" fo:color="#4b5a79" style:text-line-through-style="none" style:font-name="Arial1" fo:font-size="7pt" fo:font-style="normal" style:text-underline-style="solid" style:text-underline-width="auto" style:text-underline-color="font-color" fo:font-weight="normal" style:text-blinking="false" fo:background-color="transparent"/>
    </style:style>
    <style:style style:name="T57" style:family="text">
      <style:text-properties fo:font-variant="normal" fo:text-transform="none" fo:color="#4b5a79" style:text-line-through-style="none" style:font-name="Arial1" fo:font-size="7pt" fo:font-style="normal" style:text-underline-style="solid" style:text-underline-width="auto" style:text-underline-color="font-color" fo:font-weight="normal" style:text-blinking="false" fo:background-color="#ffffff"/>
    </style:style>
    <style:style style:name="T58" style:family="text">
      <style:text-properties fo:font-variant="normal" fo:text-transform="none" fo:color="#4b5a79" style:text-line-through-style="none" style:font-name="Arial1" fo:font-size="8pt" fo:font-style="normal" style:text-underline-style="solid" style:text-underline-width="auto" style:text-underline-color="font-color" fo:font-weight="normal" style:text-blinking="false" fo:background-color="#ffffff"/>
    </style:style>
    <style:style style:name="T59" style:family="text">
      <style:text-properties fo:font-variant="normal" fo:text-transform="none" fo:color="#4b5a79" style:text-line-through-style="none" style:font-name="Arial1" fo:font-size="10pt" fo:font-style="normal" style:text-underline-style="solid" style:text-underline-width="auto" style:text-underline-color="font-color" fo:font-weight="normal" style:text-blinking="false" fo:background-color="#ffffff"/>
    </style:style>
    <style:style style:name="T60" style:family="text">
      <style:text-properties fo:font-variant="normal" fo:text-transform="none" fo:color="#4b5a79" style:text-line-through-style="none" style:font-name="Arial1" fo:font-size="10pt" fo:font-style="normal" style:text-underline-style="solid" style:text-underline-width="auto" style:text-underline-color="font-color" fo:font-weight="normal" style:text-blinking="false" fo:background-color="transparent"/>
    </style:style>
    <style:style style:name="T61" style:family="text">
      <style:text-properties fo:font-variant="normal" fo:text-transform="none" fo:color="#4b5a79" style:text-line-through-style="none" style:font-name="Arial1" fo:font-size="10pt" fo:font-style="normal" style:text-underline-style="solid" style:text-underline-width="auto" style:text-underline-color="font-color" fo:font-weight="bold" style:text-blinking="false" fo:background-color="#ffffff"/>
    </style:style>
    <style:style style:name="T62" style:family="text">
      <style:text-properties fo:font-variant="normal" fo:text-transform="none" fo:color="#4b5a79" style:text-line-through-style="none" fo:font-size="11pt" fo:font-style="normal" style:text-underline-style="solid" style:text-underline-width="auto" style:text-underline-color="font-color" fo:font-weight="normal" style:text-blinking="false" fo:background-color="transparent"/>
    </style:style>
    <style:style style:name="T63" style:family="text">
      <style:text-properties fo:font-variant="normal" fo:text-transform="none" fo:color="#4b5a79" style:text-line-through-style="none" fo:font-size="7pt" fo:font-style="normal" style:text-underline-style="solid" style:text-underline-width="auto" style:text-underline-color="font-color" fo:font-weight="normal" style:text-blinking="false" fo:background-color="transparent"/>
    </style:style>
    <style:style style:name="T64" style:family="text">
      <style:text-properties fo:font-variant="normal" fo:text-transform="none" fo:color="#4b5a79" style:text-line-through-style="none" fo:font-size="7pt" fo:font-style="normal" style:text-underline-style="solid" style:text-underline-width="auto" style:text-underline-color="font-color" fo:font-weight="normal" style:text-blinking="false" fo:background-color="#ffffff"/>
    </style:style>
    <style:style style:name="T65" style:family="text">
      <style:text-properties fo:font-variant="normal" fo:text-transform="none" fo:color="#4b5a79" style:text-line-through-style="none" fo:font-size="8pt" fo:font-style="normal" style:text-underline-style="solid" style:text-underline-width="auto" style:text-underline-color="font-color" fo:font-weight="normal" style:text-blinking="false" fo:background-color="#ffffff"/>
    </style:style>
    <style:style style:name="T66" style:family="text">
      <style:text-properties fo:font-variant="normal" fo:text-transform="none" fo:color="#4b5a79" style:text-line-through-style="none" fo:font-size="10pt" fo:font-style="normal" style:text-underline-style="solid" style:text-underline-width="auto" style:text-underline-color="font-color" fo:font-weight="normal" style:text-blinking="false" fo:background-color="#ffffff"/>
    </style:style>
    <style:style style:name="T67" style:family="text">
      <style:text-properties fo:font-variant="normal" fo:text-transform="none" fo:color="#4b5a79" style:text-line-through-style="none" fo:font-size="10pt" fo:font-style="normal" style:text-underline-style="solid" style:text-underline-width="auto" style:text-underline-color="font-color" fo:font-weight="normal" style:text-blinking="false" fo:background-color="transparent"/>
    </style:style>
    <style:style style:name="T68" style:family="text">
      <style:text-properties fo:font-variant="normal" fo:text-transform="none" fo:color="#4b5a79" style:text-line-through-style="none" fo:font-size="10pt" fo:font-style="normal" style:text-underline-style="solid" style:text-underline-width="auto" style:text-underline-color="font-color" fo:font-weight="bold" style:text-blinking="false" fo:background-color="#ffffff"/>
    </style:style>
    <style:style style:name="T69" style:family="text">
      <style:text-properties fo:font-variant="normal" fo:text-transform="none" fo:color="#4b5a79" style:text-line-through-style="none" style:font-name="Georgia1" fo:font-size="11pt" fo:font-style="normal" style:text-underline-style="solid" style:text-underline-width="auto" style:text-underline-color="font-color" fo:font-weight="normal" style:text-blinking="false" fo:background-color="transparent"/>
    </style:style>
    <style:style style:name="T70" style:family="text">
      <style:text-properties fo:font-variant="normal" fo:text-transform="none" fo:color="#4b5a79" style:text-line-through-style="none" style:font-name="Georgia1" fo:font-size="7pt" fo:font-style="normal" style:text-underline-style="solid" style:text-underline-width="auto" style:text-underline-color="font-color" fo:font-weight="normal" style:text-blinking="false" fo:background-color="transparent"/>
    </style:style>
    <style:style style:name="T71" style:family="text">
      <style:text-properties fo:font-variant="normal" fo:text-transform="none" fo:color="#4b5a79" style:text-line-through-style="none" style:font-name="Georgia1" fo:font-size="7pt" fo:font-style="normal" style:text-underline-style="solid" style:text-underline-width="auto" style:text-underline-color="font-color" fo:font-weight="normal" style:text-blinking="false" fo:background-color="#ffffff"/>
    </style:style>
    <style:style style:name="T72" style:family="text">
      <style:text-properties fo:font-variant="normal" fo:text-transform="none" fo:color="#4b5a79" style:text-line-through-style="none" style:font-name="Georgia1" fo:font-size="8pt" fo:font-style="normal" style:text-underline-style="solid" style:text-underline-width="auto" style:text-underline-color="font-color" fo:font-weight="normal" style:text-blinking="false" fo:background-color="#ffffff"/>
    </style:style>
    <style:style style:name="T73" style:family="text">
      <style:text-properties fo:font-variant="normal" fo:text-transform="none" fo:color="#4b5a79" style:text-line-through-style="none" style:font-name="Georgia1" fo:font-size="10pt" fo:font-style="normal" style:text-underline-style="solid" style:text-underline-width="auto" style:text-underline-color="font-color" fo:font-weight="normal" style:text-blinking="false" fo:background-color="#ffffff"/>
    </style:style>
    <style:style style:name="T74" style:family="text">
      <style:text-properties fo:font-variant="normal" fo:text-transform="none" fo:color="#4b5a79" style:text-line-through-style="none" style:font-name="Georgia1" fo:font-size="10pt" fo:font-style="normal" style:text-underline-style="solid" style:text-underline-width="auto" style:text-underline-color="font-color" fo:font-weight="normal" style:text-blinking="false" fo:background-color="transparent"/>
    </style:style>
    <style:style style:name="T75" style:family="text">
      <style:text-properties fo:font-variant="normal" fo:text-transform="none" fo:color="#4b5a79" style:text-line-through-style="none" style:font-name="Georgia1" fo:font-size="10pt" fo:font-style="normal" style:text-underline-style="solid" style:text-underline-width="auto" style:text-underline-color="font-color" fo:font-weight="bold" style:text-blinking="false" fo:background-color="#ffffff"/>
    </style:style>
    <style:style style:name="T76" style:family="text">
      <style:text-properties fo:font-variant="normal" fo:text-transform="none" fo:color="#4b5a79" style:text-line-through-style="none" style:font-name="Georgia1" fo:font-style="normal" style:text-underline-style="solid" style:text-underline-width="auto" style:text-underline-color="font-color" fo:font-weight="normal" style:text-blinking="false" fo:background-color="transparent"/>
    </style:style>
    <style:style style:name="T77" style:family="text">
      <style:text-properties fo:font-variant="normal" fo:text-transform="none" fo:color="#4b5a79" style:text-line-through-style="none" style:font-name="Georgia1" fo:font-style="normal" style:text-underline-style="solid" style:text-underline-width="auto" style:text-underline-color="font-color" fo:font-weight="normal" style:text-blinking="false" fo:background-color="#ffffff"/>
    </style:style>
    <style:style style:name="T78" style:family="text">
      <style:text-properties fo:font-variant="normal" fo:text-transform="none" fo:color="#4b5a79" style:text-line-through-style="none" style:font-name="Georgia1" fo:font-style="normal" style:text-underline-style="solid" style:text-underline-width="auto" style:text-underline-color="font-color" fo:font-weight="bold" style:text-blinking="false" fo:background-color="#ffffff"/>
    </style:style>
    <style:style style:name="T79" style:family="text">
      <style:text-properties fo:font-variant="normal" fo:text-transform="none" fo:color="#4b5a79" style:text-line-through-style="none" style:font-name="Georgia1" fo:font-size="12pt" fo:font-style="normal" style:text-underline-style="solid" style:text-underline-width="auto" style:text-underline-color="font-color" fo:font-weight="normal" style:text-blinking="false" fo:background-color="transparent" style:font-size-asian="12pt" style:font-size-complex="12pt"/>
    </style:style>
    <style:style style:name="T80" style:family="text">
      <style:text-properties fo:font-variant="normal" fo:text-transform="none" fo:color="#4b5a79" style:text-line-through-style="none" style:font-name="Georgia1" fo:font-size="12pt" fo:font-style="normal" style:text-underline-style="solid" style:text-underline-width="auto" style:text-underline-color="font-color" fo:font-weight="normal" style:text-blinking="false" fo:background-color="#ffffff" style:font-size-asian="12pt" style:font-size-complex="12pt"/>
    </style:style>
    <style:style style:name="T81" style:family="text">
      <style:text-properties fo:font-variant="normal" fo:text-transform="none" fo:color="#4b5a79" style:text-line-through-style="none" style:font-name="Georgia1" fo:font-size="12pt" fo:font-style="normal" style:text-underline-style="solid" style:text-underline-width="auto" style:text-underline-color="font-color" fo:font-weight="normal" style:text-blinking="false" fo:background-color="#ffffff" style:font-size-asian="12pt" style:font-weight-asian="normal" style:font-size-complex="12pt" style:font-weight-complex="normal"/>
    </style:style>
    <style:style style:name="T82" style:family="text">
      <style:text-properties fo:font-variant="normal" fo:text-transform="none" fo:color="#4b5a79" style:text-line-through-style="none" style:font-name="Georgia1" fo:font-size="12pt" fo:font-style="normal" style:text-underline-style="solid" style:text-underline-width="auto" style:text-underline-color="font-color" fo:font-weight="normal" style:text-blinking="false" fo:background-color="#ffffff" style:font-size-asian="12pt" style:font-style-asian="normal" style:font-weight-asian="normal" style:font-size-complex="12pt" style:font-style-complex="normal" style:font-weight-complex="normal"/>
    </style:style>
    <style:style style:name="T83" style:family="text">
      <style:text-properties fo:font-variant="normal" fo:text-transform="none" fo:color="#4b5a79" style:text-line-through-style="none" style:font-name="Georgia1" fo:font-size="12pt" fo:font-style="normal" style:text-underline-style="solid" style:text-underline-width="auto" style:text-underline-color="font-color" fo:font-weight="normal" style:text-blinking="false" style:font-size-asian="12pt" style:font-size-complex="12pt"/>
    </style:style>
    <style:style style:name="T84" style:family="text">
      <style:text-properties fo:font-variant="normal" fo:text-transform="none" fo:color="#4b5a79" style:text-line-through-style="none" style:font-name="Georgia1" fo:font-size="12pt" fo:font-style="normal" style:text-underline-style="solid" style:text-underline-width="auto" style:text-underline-color="font-color" fo:font-weight="bold" style:text-blinking="false" fo:background-color="#ffffff" style:font-size-asian="12pt" style:font-size-complex="12pt"/>
    </style:style>
    <style:style style:name="T85" style:family="text">
      <style:text-properties fo:font-variant="normal" fo:text-transform="none" fo:color="#4b5a79" style:text-line-through-style="none" style:font-name="Georgia1" fo:font-size="12pt" fo:font-style="normal" style:text-underline-style="solid" style:text-underline-width="auto" style:text-underline-color="font-color" fo:font-weight="bold" style:text-blinking="false" style:font-size-asian="12pt" style:font-size-complex="12pt"/>
    </style:style>
    <style:style style:name="T86" style:family="text">
      <style:text-properties fo:font-variant="normal" fo:text-transform="none" fo:color="#4b5a79" style:text-line-through-style="none" style:font-name="Georgia1" fo:font-size="12pt" fo:font-style="normal" style:text-underline-style="solid" style:text-underline-width="auto" style:text-underline-color="font-color" style:text-blinking="false" fo:background-color="#ffffff" style:font-size-asian="12pt" style:font-size-complex="12pt"/>
    </style:style>
    <style:style style:name="T87" style:family="text">
      <style:text-properties fo:font-variant="normal" fo:text-transform="none" fo:color="#4b5a79" style:text-line-through-style="none" style:font-name="Georgia1" fo:font-size="12pt" style:text-underline-style="solid" style:text-underline-width="auto" style:text-underline-color="font-color" fo:font-weight="normal" style:text-blinking="false" fo:background-color="#ffffff" style:font-size-asian="12pt" style:font-weight-asian="normal" style:font-size-complex="12pt" style:font-weight-complex="normal"/>
    </style:style>
    <style:style style:name="T88" style:family="text">
      <style:text-properties fo:font-variant="normal" fo:text-transform="none" fo:color="#4b5a79" style:text-line-through-style="none" style:font-name="Georgia1" fo:font-size="12pt" fo:font-style="italic" style:text-underline-style="solid" style:text-underline-width="auto" style:text-underline-color="font-color" fo:font-weight="normal" style:text-blinking="false" fo:background-color="#ffffff" style:font-size-asian="12pt" style:font-style-asian="italic" style:font-weight-asian="normal" style:font-size-complex="12pt" style:font-style-complex="italic" style:font-weight-complex="normal"/>
    </style:style>
    <style:style style:name="T89" style:family="text">
      <style:text-properties fo:font-variant="normal" fo:text-transform="none" fo:color="#4b5a79" style:text-line-through-style="none" fo:font-style="normal" style:text-underline-style="solid" style:text-underline-width="auto" style:text-underline-color="font-color" style:text-blinking="false"/>
    </style:style>
    <style:style style:name="T90" style:family="text">
      <style:text-properties fo:font-variant="normal" fo:text-transform="none" fo:color="#4b5a79" style:text-line-through-style="none" fo:font-style="normal" style:text-blinking="false"/>
    </style:style>
    <style:style style:name="T91" style:family="text">
      <style:text-properties fo:font-variant="normal" fo:text-transform="none" fo:color="#373737" style:text-line-through-style="none" style:font-name="Georgia" fo:font-size="11pt" fo:font-style="normal" style:text-underline-style="none" style:text-blinking="false" fo:background-color="transparent"/>
    </style:style>
    <style:style style:name="T92" style:family="text">
      <style:text-properties fo:font-variant="normal" fo:text-transform="none" fo:color="#373737" style:text-line-through-style="none" style:text-underline-style="none" style:text-blinking="false"/>
    </style:style>
    <style:style style:name="T93" style:family="text">
      <style:text-properties fo:font-variant="normal" fo:text-transform="none" fo:color="#373737" style:text-line-through-style="none" style:text-underline-style="none" style:text-blinking="false" fo:background-color="transparent"/>
    </style:style>
    <style:style style:name="T94" style:family="text">
      <style:text-properties fo:font-variant="normal" fo:text-transform="none" fo:color="#373737" style:text-line-through-style="none" fo:font-size="11pt" fo:font-style="normal" style:text-underline-style="none" style:text-blinking="false" fo:background-color="transparent"/>
    </style:style>
    <style:style style:name="T95" style:family="text">
      <style:text-properties fo:font-variant="normal" fo:text-transform="none" fo:color="#373737" style:text-line-through-style="none" fo:font-style="normal" style:text-underline-style="none" style:text-blinking="false"/>
    </style:style>
    <style:style style:name="T96" style:family="text">
      <style:text-properties fo:font-variant="normal" fo:text-transform="none" fo:color="#373737" style:text-line-through-style="none" fo:font-style="normal" style:text-underline-style="none" style:text-blinking="false" fo:background-color="transparent"/>
    </style:style>
    <style:style style:name="T97" style:family="text">
      <style:text-properties fo:font-variant="normal" fo:text-transform="none" fo:color="#1874a4" style:text-line-through-style="none" style:font-name="Georgia" fo:font-size="11pt" fo:font-style="normal" style:text-underline-style="solid" style:text-underline-width="auto" style:text-underline-color="font-color" fo:font-weight="normal" style:text-blinking="false" fo:background-color="transparent"/>
    </style:style>
    <style:style style:name="T98" style:family="text">
      <style:text-properties fo:font-variant="normal" fo:text-transform="none" fo:color="#1874a4" style:text-line-through-style="none" style:font-name="Arial1" fo:font-size="10pt" fo:font-style="normal" style:text-underline-style="solid" style:text-underline-width="auto" style:text-underline-color="font-color" fo:font-weight="normal" style:text-blinking="false" fo:background-color="transparent"/>
    </style:style>
    <style:style style:name="T99" style:family="text">
      <style:text-properties fo:font-variant="normal" fo:text-transform="none" fo:color="#1874a4" style:text-line-through-style="none" fo:font-size="11pt" fo:font-style="normal" style:text-underline-style="solid" style:text-underline-width="auto" style:text-underline-color="font-color" fo:font-weight="normal" style:text-blinking="false" fo:background-color="transparent"/>
    </style:style>
    <style:style style:name="T100" style:family="text">
      <style:text-properties fo:font-variant="normal" fo:text-transform="none" fo:color="#1874a4" style:text-line-through-style="none" fo:font-size="10pt" fo:font-style="normal" style:text-underline-style="solid" style:text-underline-width="auto" style:text-underline-color="font-color" fo:font-weight="normal" style:text-blinking="false" fo:background-color="transparent"/>
    </style:style>
    <style:style style:name="T101" style:family="text">
      <style:text-properties fo:font-variant="normal" fo:text-transform="none" fo:color="#1874a4" style:text-line-through-style="none" style:font-name="Georgia1" fo:font-size="11pt" fo:font-style="normal" style:text-underline-style="solid" style:text-underline-width="auto" style:text-underline-color="font-color" fo:font-weight="normal" style:text-blinking="false" fo:background-color="transparent"/>
    </style:style>
    <style:style style:name="T102" style:family="text">
      <style:text-properties fo:font-variant="normal" fo:text-transform="none" fo:color="#1874a4" style:text-line-through-style="none" style:font-name="Georgia1" fo:font-size="10pt" fo:font-style="normal" style:text-underline-style="solid" style:text-underline-width="auto" style:text-underline-color="font-color" fo:font-weight="normal" style:text-blinking="false" fo:background-color="transparent"/>
    </style:style>
    <style:style style:name="T103" style:family="text">
      <style:text-properties fo:font-variant="normal" fo:text-transform="none" fo:color="#1874a4" style:text-line-through-style="none" style:font-name="Georgia1" fo:font-style="normal" style:text-underline-style="solid" style:text-underline-width="auto" style:text-underline-color="font-color" fo:font-weight="normal" style:text-blinking="false" fo:background-color="transparent"/>
    </style:style>
    <style:style style:name="T104" style:family="text">
      <style:text-properties fo:font-variant="normal" fo:text-transform="none" fo:color="#1874a4" style:text-line-through-style="none" style:font-name="Georgia1" fo:font-size="12pt" fo:font-style="normal" style:text-underline-style="solid" style:text-underline-width="auto" style:text-underline-color="font-color" fo:font-weight="normal" style:text-blinking="false" fo:background-color="transparent" style:font-size-asian="12pt" style:font-size-complex="12pt"/>
    </style:style>
    <style:style style:name="T105" style:family="text">
      <style:text-properties fo:font-variant="normal" fo:text-transform="none" fo:color="#1874a4" style:text-line-through-style="none" style:font-name="Georgia1" fo:font-size="12pt" fo:font-style="normal" style:text-underline-style="solid" style:text-underline-width="auto" style:text-underline-color="font-color" fo:font-weight="normal" style:text-blinking="false" style:font-size-asian="12pt" style:font-size-complex="12pt"/>
    </style:style>
    <style:style style:name="T106" style:family="text">
      <style:text-properties fo:font-variant="normal" fo:text-transform="none" fo:color="#1874a4" style:text-line-through-style="none" style:font-name="Georgia1" fo:font-size="12pt" fo:font-style="normal" style:text-underline-style="solid" style:text-underline-width="auto" style:text-underline-color="font-color" fo:font-weight="normal" style:text-blinking="false" fo:background-color="#ffffff" style:font-size-asian="12pt" style:font-size-complex="12pt"/>
    </style:style>
    <style:style style:name="T107"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T108" style:family="text">
      <style:text-properties fo:font-variant="normal" fo:text-transform="none" fo:color="#1155cc" style:text-line-through-style="none" fo:font-size="11pt" fo:font-style="normal" style:text-underline-style="solid" style:text-underline-width="auto" style:text-underline-color="font-color" fo:font-weight="normal" style:text-blinking="false" fo:background-color="transparent"/>
    </style:style>
    <style:style style:name="T109" style:family="text">
      <style:text-properties fo:font-variant="normal" fo:text-transform="none" fo:color="#1155cc" style:text-line-through-style="none" style:font-name="Georgia1" fo:font-size="11pt" fo:font-style="normal" style:text-underline-style="solid" style:text-underline-width="auto" style:text-underline-color="font-color" fo:font-weight="normal" style:text-blinking="false" fo:background-color="transparent"/>
    </style:style>
    <style:style style:name="T110" style:family="text">
      <style:text-properties fo:font-variant="normal" fo:text-transform="none" fo:color="#1155cc" style:text-line-through-style="none" style:font-name="Georgia1" fo:font-style="normal" style:text-underline-style="solid" style:text-underline-width="auto" style:text-underline-color="font-color" fo:font-weight="normal" style:text-blinking="false" fo:background-color="transparent"/>
    </style:style>
    <style:style style:name="T111" style:family="text">
      <style:text-properties fo:font-variant="normal" fo:text-transform="none" fo:color="#1155cc" style:text-line-through-style="none" style:font-name="Georgia1" fo:font-size="12pt" fo:font-style="normal" style:text-underline-style="solid" style:text-underline-width="auto" style:text-underline-color="font-color" fo:font-weight="normal" style:text-blinking="false" fo:background-color="transparent" style:font-size-asian="12pt" style:font-size-complex="12pt"/>
    </style:style>
    <style:style style:name="T112" style:family="text">
      <style:text-properties fo:font-variant="normal" fo:text-transform="none" fo:color="#1155cc" style:text-line-through-style="none" style:font-name="Georgia1" fo:font-size="12pt" fo:font-style="normal" style:text-underline-style="solid" style:text-underline-width="auto" style:text-underline-color="font-color" fo:font-weight="normal" style:text-blinking="false" style:font-size-asian="12pt" style:font-size-complex="12pt"/>
    </style:style>
    <style:style style:name="T113" style:family="text">
      <style:text-properties fo:font-variant="normal" fo:text-transform="none" fo:color="#1155cc" style:text-line-through-style="none" style:font-name="Georgia1" fo:font-size="12pt" fo:font-style="normal" style:text-underline-style="solid" style:text-underline-width="auto" style:text-underline-color="font-color" fo:font-weight="normal" style:text-blinking="false" fo:background-color="#ffffff" style:font-size-asian="12pt" style:font-size-complex="12pt"/>
    </style:style>
    <style:style style:name="T114" style:family="text">
      <style:text-properties fo:font-variant="normal" fo:text-transform="none" fo:color="#313131" style:text-line-through-style="none" style:font-name="Arial1" fo:font-size="11pt" fo:font-style="normal" style:text-underline-style="none" fo:font-weight="bold" style:text-blinking="false" fo:background-color="#eeeeee"/>
    </style:style>
    <style:style style:name="T115" style:family="text">
      <style:text-properties fo:font-variant="normal" fo:text-transform="none" fo:color="#313131" style:text-line-through-style="none" style:font-name="Arial1" fo:font-size="10pt" fo:font-style="italic" style:text-underline-style="none" fo:font-weight="bold" style:text-blinking="false" fo:background-color="#eeeeee"/>
    </style:style>
    <style:style style:name="T116" style:family="text">
      <style:text-properties fo:font-variant="normal" fo:text-transform="none" fo:color="#313131" style:text-line-through-style="none" fo:font-size="11pt" fo:font-style="normal" style:text-underline-style="none" fo:font-weight="bold" style:text-blinking="false" fo:background-color="#eeeeee"/>
    </style:style>
    <style:style style:name="T117" style:family="text">
      <style:text-properties fo:font-variant="normal" fo:text-transform="none" fo:color="#313131" style:text-line-through-style="none" fo:font-size="10pt" fo:font-style="italic" style:text-underline-style="none" fo:font-weight="bold" style:text-blinking="false" fo:background-color="#eeeeee"/>
    </style:style>
    <style:style style:name="T118" style:family="text">
      <style:text-properties fo:font-variant="normal" fo:text-transform="none" fo:color="#313131" style:text-line-through-style="none" fo:font-style="normal" style:text-underline-style="none" fo:font-weight="bold" style:text-blinking="false"/>
    </style:style>
    <style:style style:name="T119" style:family="text">
      <style:text-properties fo:font-variant="normal" fo:text-transform="none" fo:color="#313131" style:text-line-through-style="none" fo:font-style="normal" style:text-underline-style="none" fo:font-weight="bold" style:text-blinking="false" fo:background-color="#eeeeee"/>
    </style:style>
    <style:style style:name="T120" style:family="text">
      <style:text-properties fo:font-variant="normal" fo:text-transform="none" fo:color="#313131" style:text-line-through-style="none" fo:font-style="normal" style:text-underline-style="none" style:text-blinking="false"/>
    </style:style>
    <style:style style:name="T121" style:family="text">
      <style:text-properties fo:font-variant="normal" fo:text-transform="none" fo:color="#313131" style:text-line-through-style="none" fo:font-style="italic" style:text-underline-style="none" fo:font-weight="bold" style:text-blinking="false"/>
    </style:style>
    <style:style style:name="T122" style:family="text">
      <style:text-properties fo:font-variant="normal" fo:text-transform="none" fo:color="#313131" style:text-line-through-style="none" fo:font-style="italic" style:text-underline-style="none" fo:font-weight="bold" style:text-blinking="false" fo:background-color="#eeeeee"/>
    </style:style>
    <style:style style:name="T123" style:family="text">
      <style:text-properties fo:font-variant="normal" fo:text-transform="none" fo:color="#313131" style:text-line-through-style="none" fo:font-style="italic" style:text-underline-style="none" style:text-blinking="false"/>
    </style:style>
    <style:style style:name="T124" style:family="text">
      <style:text-properties fo:font-variant="normal" fo:text-transform="none" fo:color="#313131" style:text-line-through-style="none" style:text-underline-style="none" style:text-blinking="false"/>
    </style:style>
    <style:style style:name="T125" style:family="text">
      <style:text-properties fo:font-variant="normal" fo:text-transform="none" style:text-line-through-style="none" fo:font-style="normal" style:text-blinking="false"/>
    </style:style>
    <style:style style:name="T126" style:family="text">
      <style:text-properties style:font-name="Georgia" fo:background-color="transparent"/>
    </style:style>
    <style:style style:name="T127" style:family="text">
      <style:text-properties fo:font-size="11pt" fo:font-style="normal" fo:font-weight="normal"/>
    </style:style>
    <style:style style:name="T128" style:family="text">
      <style:text-properties fo:font-style="normal" fo:font-weight="normal"/>
    </style:style>
    <style:style style:name="T129" style:family="text">
      <style:text-properties fo:background-color="transparent"/>
    </style:style>
    <style:style style:name="T130" style:family="text">
      <style:text-properties style:font-name="Arial1" fo:font-size="11pt" fo:font-style="normal" fo:font-weight="normal"/>
    </style:style>
    <style:style style:name="T131" style:family="text">
      <style:text-properties fo:font-weight="bold" style:font-weight-asian="bold" style:font-weight-complex="bold"/>
    </style:style>
    <style:style style:name="T132" style:family="text">
      <style:text-properties fo:font-weight="normal"/>
    </style:style>
    <style:style style:name="T133"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5aa12e34-e883-a7a6-d518-7f0fc49b3892"/>IT 2819 Python Programming (Matthew Weisfeld)</text:p>
      <text:p text:style-name="P8"><text:span text:style-name="T44">Discussion Questions </text:span><text:span text:style-name="T47">(ongoing list)</text:span></text:p>
      <text:p text:style-name="P25"/>
      <text:p text:style-name="P1">Discussion Intro:</text:p>
      <text:p text:style-name="P3">Welcome everyone! This is the first of many discussion threads in the class. Introduce yourself to the class with the following information:</text:p>
      <text:list xml:id="list5657184167218780124" text:style-name="L1">
        <text:list-item>
          <text:p text:style-name="P4">Your name</text:p>
        </text:list-item>
        <text:list-item>
          <text:p text:style-name="P4">Where you're from</text:p>
        </text:list-item>
        <text:list-item>
          <text:p text:style-name="P4">Where you work/how long you've worked there (If you're not working currently, the last job you've had)</text:p>
        </text:list-item>
        <text:list-item>
          <text:p text:style-name="P4">Two interesting things about yourself</text:p>
        </text:list-item>
        <text:list-item>
          <text:p text:style-name="P4">The reason you're taking this class</text:p>
        </text:list-item>
      </text:list>
      <text:p text:style-name="P26">Post:</text:p>
      <text:p text:style-name="P3">I'm Gabrielle Sudik, originally from Lakewood Ohio and (after several years in other states) I'm back in Lakewood. I'm a summer intern at American Greetings, and I'm taking this class because Python is one of the primary languages used by their web development teams.</text:p>
      <text:p text:style-name="P25"/>
      <text:p text:style-name="P3">One interesting thing about me is that IT will be my second career. Another interesting thing is that I've ridden a horse, and an elephant, and a camel.</text:p>
      <text:p text:style-name="P1"/>
      <text:p text:style-name="P25"/>
      <text:p text:style-name="P1">D1:</text:p>
      <text:p text:style-name="P1">Python IDE: The10 Best IDEs for Python Programmers</text:p>
      <text:p text:style-name="P3">Please comment on what you believe is the best IDE for your situation.</text:p>
      <text:p text:style-name="P10"><text:a xlink:type="simple" xlink:href="http://noeticforce.com/best-python-ide-for-programmers-windows-and-mac" text:style-name="Internet_20_link" text:visited-style-name="Visited_20_Internet_20_Link"><text:span text:style-name="T80">http://noeticforce.com/best-python-ide-for-programmers-windows-and-mac</text:span></text:a></text:p>
      <text:p text:style-name="P8"><text:span text:style-name="T47">Please remember that</text:span><text:span text:style-name="T92"> </text:span><text:span text:style-name="T95">I have settled on the basic Python installation from:</text:span></text:p>
      <text:p text:style-name="P10"><text:a xlink:type="simple" xlink:href="https://www.python.org/downloads/" text:style-name="Internet_20_link" text:visited-style-name="Visited_20_Internet_20_Link"><text:span text:style-name="T106">https://www.python.org/downloads/</text:span></text:a></text:p>
      <text:p text:style-name="P6">I will be using this IDE (3.6.5) to test anything submitted for the course.</text:p>
      <text:p text:style-name="P26">Post:</text:p>
      <text:p text:style-name="P3">I've learned C# and Java on Visual Studio and Eclipse, respectively. So I considered using one of those to learn Python (with the PTVS or Pydev extension). I also know that those large IDEs come with a lot of tools to speed up the process of coding. This is great when you either already know what you're doing and you want to save time, or you sort of don't really know what you're doing and want to rely on the help offered by the IDEs. I'm thinking of things like “clicking the lightbulb” to import using statements, or seeing the red squiggly lines under your <text:soft-page-break/>code, and stuff like that.</text:p>
      <text:p text:style-name="P25"/>
      <text:p text:style-name="P3">Using something much simpler will force me to type everything out longhand. And that will force me to learn it more thoroughly, and spot my own errors. So I'm content using the IDLE program for this class. I might give PTVS or Pydev a try in a few weeks, though, once I'm more familiar with the basics of Python and want to learn more about those IDEs, too.</text:p>
      <text:p text:style-name="P1"/>
      <text:p text:style-name="P25"/>
      <text:p text:style-name="P1">D2:</text:p>
      <text:p text:style-name="P1">Python For Beginners</text:p>
      <text:p text:style-name="P8"><text:span text:style-name="T47">While this is a course for </text:span><text:span text:style-name="T47">students</text:span><text:span text:style-name="T14"> </text:span><text:span text:style-name="T47">who have never used Python, there most likely is </text:span><text:span text:style-name="T47">quite a bit</text:span><text:span text:style-name="T14"> </text:span><text:span text:style-name="T47">of programming expertise amongst the students with other </text:span><text:span text:style-name="T47">programming</text:span><text:span text:style-name="T14"> </text:span><text:span text:style-name="T47">l</text:span><text:span text:style-name="T47">anguages.</text:span></text:p>
      <text:p text:style-name="P3">Please discuss why you are interested in learning Python.</text:p>
      <text:p text:style-name="P10"><text:a xlink:type="simple" xlink:href="https://www.python.org/about/gettingstarted/" text:style-name="Internet_20_link" text:visited-style-name="Visited_20_Internet_20_Link"><text:span text:style-name="T80">https://www.python.org/about/gettingstarted/</text:span></text:a></text:p>
      <text:p text:style-name="P26">Post:</text:p>
      <text:p text:style-name="P3">I'm taking this class for two main reasons. Python is one of the main languages used at my summer internship. Although I'm not sure how much I specifically will use it this summer, it won't hurt if I apply for a full-time position there!</text:p>
      <text:p text:style-name="P3">Second, I feel like I have a pretty good grasp of C# and Java (at least at a junior level), but my attempts to learn less highly structured languages haven't worked too well. They don't seem to click in my brain, maybe because they seem too “easy” or maybe because I haven't had to write my own programs yet. So I hope that by having to deliberately study Python and write my own homework each week, it will stick with me.</text:p>
      <text:p text:style-name="P1"/>
      <text:p text:style-name="P25"/>
      <text:p text:style-name="P1">D3:</text:p>
      <text:p text:style-name="P1">Variables and Scope</text:p>
      <text:p text:style-name="P3">How do rules of scope differ in Python (as opposed to other programming languages)?</text:p>
      <text:p text:style-name="P10"><text:a xlink:type="simple" xlink:href="http://python-textbok.readthedocs.io/en/latest/Variables_and_Scope.html" text:style-name="Internet_20_link" text:visited-style-name="Visited_20_Internet_20_Link"><text:span text:style-name="T80">http://python-textbok.readthedocs.io/en/latest/Variables_and_Scope.html</text:span></text:a></text:p>
      <text:p text:style-name="P26">Post:</text:p>
      <text:p text:style-name="P10"><text:a xlink:type="simple" xlink:href="http://python-textbok.readthedocs.io/en/latest/Variables_and_Scope.html" text:style-name="Internet_20_link" text:visited-style-name="Visited_20_Internet_20_Link"><text:span text:style-name="T37">After reading the suggested background and going through a few lessons, it seems like the rules of scope in Python are the same as other languages I’ve learned (C# and Java being the big ones).</text:span></text:a></text:p>
      <text:p text:style-name="P3">You have global variables, which can be accessed anywhere in the program (and should be used sparingly, because their wide-ranging effects might have unintended consequences).</text:p>
      <text:p text:style-name="P3">Then there are local variables, which are limited to being recognized/used only within the <text:soft-page-break/>functions in which they are declared. A classic example is using “i = 0; i &lt;10; i++” to count loops: “i” only has meaning in the context of iterating through that particular block of code, so “i” can be reused for other loops in other parts the program. </text:p>
      <text:p text:style-name="P3">Finally, when a parameter is passed to a function, the parameter is treated like a local variable for purposes of that function, although that parameter is possibly also a global variable, or is a local variable in another part of the code.</text:p>
      <text:p text:style-name="P1"/>
      <text:p text:style-name="P24"><text:line-break/><text:line-break/></text:p>
      <text:p text:style-name="P1">D4:</text:p>
      <text:p text:style-name="P1">Python Lists</text:p>
      <text:p text:style-name="P8"><text:span text:style-name="T47">The list is a most versatile </text:span><text:span text:style-name="T47">datatype</text:span><text:span text:style-name="T14"> </text:span><text:span text:style-name="T47">available in Python which can be written as a list of comma-separated values (items) between square brackets. Important thing about a list is that items in a list need not be of the same type.</text:span></text:p>
      <text:p text:style-name="P10"><text:a xlink:type="simple" xlink:href="http://www.tutorialspoint.com/python/python_lists.htm" text:style-name="Internet_20_link" text:visited-style-name="Visited_20_Internet_20_Link"><text:span text:style-name="T80">http://www.tutorialspoint.com/python/python_lists.htm</text:span></text:a></text:p>
      <text:p text:style-name="P8"><text:span text:style-name="T52">Please discuss with your classmates what types of applications that you would use lists for</text:span><text:span text:style-name="T47">.</text:span></text:p>
      <text:p text:style-name="P26">Post:</text:p>
      <text:p text:style-name="P3">A list in Python could be used for almost any application that needs to work with a related collection of information or object.</text:p>
      <text:p text:style-name="P3">For example, a shopping app — users could add items to a list (strings, probably) then remove them when they are done shopping.</text:p>
      <text:p text:style-name="P3">Another type of list might contain related information about the same thing — for example, parts of a car: engine, tires, color, make, model.</text:p>
      <text:p text:style-name="P3">I’m not sure if lists in Python can contain methods, but a collection of related methods or functions might also work. (For example, I think Javascript allows methods/functions to be elements of arrays and lists, although I don’t know enough to give a practical example).</text:p>
      <text:p text:style-name="P1"/>
      <text:p text:style-name="P25"/>
      <text:p text:style-name="P2">D5:</text:p>
      <text:p text:style-name="P11">Python IF...ELIF...ELSE Statement</text:p>
      <text:p text:style-name="P19"><text:span text:style-name="T47">Please read the following link and</text:span><text:span text:style-name="T14"> </text:span><text:span text:style-name="T47">discuss with your classmates what the difference is between elif and else.</text:span></text:p>
      <text:p text:style-name="P18"><text:a xlink:type="simple" xlink:href="https://www.tutorialspoint.com/python/python_if_else.htm" text:style-name="Internet_20_link" text:visited-style-name="Visited_20_Internet_20_Link"><text:span text:style-name="T80">https://www.tutorialspoint.com/python/python_if_else.htm</text:span></text:a></text:p>
      <text:p text:style-name="P27"><text:span text:style-name="T125">Post:</text:span></text:p>
      <text:p text:style-name="P14"><text:soft-page-break/>The else statement will run a block of code if no previous if or else-if (elif) statement runs. The downside is that only one else statement can run. </text:p>
      <text:p text:style-name="P14">The else-if (elif) statement will check whether any previous if or elif statement is true, and if not, it will run. Unlike an if statement, once an elif statement runs, no further if, elif or else statements will be checked. (By comparison, multiple if statements will run if they are all true.)</text:p>
      <text:p text:style-name="P14">An else statement can be used as a catch-all: When no other statement is true, the else statement is the default code. Elif statements, on the other hand, will run when true. Specifically, they will run in the order the code is written, and no other statements after the elif will even assess.</text:p>
      <text:p text:style-name="P11"/>
      <text:p text:style-name="P21"> </text:p>
      <text:p text:style-name="P2">D6:</text:p>
      <text:p text:style-name="P11">Python while Loop Statements</text:p>
      <text:p text:style-name="P14">Please read the following link and then discuss with your classmates why you would ever purposely create an infinite loop.</text:p>
      <text:p text:style-name="P18"><text:a xlink:type="simple" xlink:href="https://www.tutorialspoint.com/python/python_while_loop.htm" text:style-name="Internet_20_link" text:visited-style-name="Visited_20_Internet_20_Link"><text:span text:style-name="T80">https://www.tutorialspoint.com/python/python_while_loop.htm</text:span></text:a></text:p>
      <text:p text:style-name="P12">Post:</text:p>
      <text:p text:style-name="P14">A while loop is code that will keep executing so long as a condition is true. An infinite loop is a while loop that never stops running because the condition never becomes false.</text:p>
      <text:p text:style-name="P14">Usually an infinite loop is bad because it will not let a program continue to the next block of code. But it can be useful when you are running a server that always has to be ready to communicate (it keeps checking for messages, etc). I also once wrote a very simple text adventure game that was programmed to check the character’s status every second, and would execute the program in accordance with the status. I’m not sure if this was a true infinite loop, because “quit” would make it stop (ie, a condition made it stop), but it looped for a realllly long time, and would keep looping if I didn’t take any actions in the game.</text:p>
      <text:p text:style-name="P11"/>
      <text:p text:style-name="P12">D07:</text:p>
      <text:p text:style-name="P11"><text:soft-page-break/>Please read the following link and comment on the problems posed by the lack of access modifiers in Python.</text:p>
      <text:p text:style-name="P14">Access modifiers are an integral part of object-oriented programming. They support the concept of encapsulation, which promotes the idea of hiding functionality. Access modifiers allow you to define who does or doesn't have access to certain features. Does this mean that Python is not an Object-Oriented Programming language?</text:p>
      <text:p text:style-name="P18"><text:a xlink:type="simple" xlink:href="http://www.c-sharpcorner.com/uploadfile/puranindia/what-are-access-modifiers-in-c-sharp/" text:style-name="Internet_20_link" text:visited-style-name="Visited_20_Internet_20_Link"><text:span text:style-name="T80">http://www.c-sharpcorner.com/uploadfile/puranindia/what-are-access-modifiers-in-c-sharp/</text:span></text:a></text:p>
      <text:p text:style-name="P14"><text:span text:style-name="T131">Post:</text:span></text:p>
      <text:p text:style-name="P14">I read a little bit about this topic, beyond what’s in the c-sharpcorner article. It sounds like while there are no formal access modifiers in Python, users have adopted naming conventions to denote private methods or fields. Coders will name a variable or method starting with two underscores, like this: __method_name, or: __some_field. It won’t prevent code that is meant to be private from being used as if it’s public, but it will warn other coders that the code should be treated as private.</text:p>
      <text:p text:style-name="P14">In other ways, Python is still object-oriented. It calls instances of objects, and uses inheritance. My understanding of private/public/protected has more to do with maintaining code integrity, but is not a defining characteristic of OOP languages.</text:p>
      <text:p text:style-name="P11"/>
      <text:p text:style-name="P21"> </text:p>
      <text:p text:style-name="P12">D8:</text:p>
      <text:p text:style-name="P11">Comparison of programming paradigms</text:p>
      <text:p text:style-name="P22"><text:span text:style-name="T14">As we discuss functional programming this week, I thought you guys can discuss and compare the various programming paradigms that you have used. Did you even know some of these paradigms existed</text:span><text:span text:style-name="T14"> </text:span><text:span text:style-name="T14"><draw:frame draw:style-name="fr1" draw:name="graphics1" text:anchor-type="as-char" svg:width="0.15in" svg:height="0.15in" draw:z-index="0"><draw:image xlink:href="https://lh5.googleusercontent.com/cYidb-mMCTt928A6lVnOWv55RBqBJypG97iNCQkl8ltC3pu7AWXHbBfwHet6BwBBhjpR2_ekm3ZJQrQShIzOqn991NzlItgfFBew4DyihQqaZrj3DhIRL7rc2ZRi9faxRCqWf3G7" xlink:type="simple" xlink:show="embed" xlink:actuate="onLoad"/><svg:title>Embarassed</svg:title></draw:frame></text:span><text:span text:style-name="T14">?</text:span></text:p>
      <text:p text:style-name="P18"><text:a xlink:type="simple" xlink:href="https://en.wikipedia.org/wiki/Comparison_of_programming_paradigms" text:style-name="Internet_20_link" text:visited-style-name="Visited_20_Internet_20_Link"><text:span text:style-name="T106">https://en.wikipedia.org/wiki/Comparison_of_programming_paradigms</text:span></text:a></text:p>
      <text:p text:style-name="P20"><text:span text:style-name="T46">Post:</text:span></text:p>
      <text:p text:style-name="P20"><text:span text:style-name="T47">Until I read this article, I never knew there were so many programming paradigms! (I also </text:span><text:soft-page-break/><text:span text:style-name="T47">never knew how to spell the word paradigm.) I’ve learned, or at least dabbled in, most of the paradigms, usually without evening know the languages were part of a paradigm. If I’m being really honest, I think I’ve only heard of OOP and Functional. Maybe this is because all of the languages I know or sort of know (except for SQL and CSS) are either OOP or Functional or both. A lot of those languages are </text:span><text:span text:style-name="T52">also</text:span><text:span text:style-name="T14"> </text:span><text:span text:style-name="T47">other things -- like, Python is imperative and structural and procedural, too -- but I wonder if software instructors tend to only mention OOP and Functional, and don’t focus on those other things? (Current professor excepted, of course!)</text:span></text:p>
      <text:p text:style-name="P13">It makes sense that SQL and CSS are a different kind of paradigm -- declarative -- because those two languages help present data or design elements. In other words, they say “what” is being presented, but they don’t really “do” anything, like make decisions or call other code, etc.</text:p>
      <text:p text:style-name="P11"/>
      <text:p text:style-name="P25"/>
      <text:p text:style-name="P2">D9:</text:p>
      <text:p text:style-name="P14">This is the first installment in a series of articles that will introduce and describe fundamental object-oriented concepts. These concepts are part of the foundation that any programmer will need to make the paradigm shift from procedural programming to object-oriented programming.</text:p>
      <text:p text:style-name="P18"><text:a xlink:type="simple" xlink:href="http://www.developer.com/design/article.php/3304881/The-Object-Oriented-Thought-Process.htm" text:style-name="Internet_20_link" text:visited-style-name="Visited_20_Internet_20_Link"><text:span text:style-name="T80">http://www.developer.com/design/article.php/3304881/The-Object-Oriented-Thought-Process.htm</text:span></text:a></text:p>
      <text:p text:style-name="P14">Please comment on this question (argue for both sides): Is Object-Oriented development a totally new way of thinking or has it been an evolutionary process?</text:p>
      <text:p text:style-name="P26">Post:</text:p>
      <text:p text:style-name="P10"><text:span text:style-name="T37">In addition to Professor Weisfeld’s article, I read a few other things on the history of OOP. </text:span><text:a xlink:type="simple" xlink:href="https://www.slideshare.net/onierstrasz/great-moments-in-the-history-of-oop" text:style-name="Internet_20_link" text:visited-style-name="Visited_20_Internet_20_Link"><text:span text:style-name="T113">https://www.slideshare.net/onierstrasz/great-moments-in-the-history-of-oop</text:span></text:a><text:span text:style-name="T40"> </text:span><text:span text:style-name="T37">-- This slideshow was particularly good at summarizing things. It sounds to me like OOP has evolved, with a defining moment coming when a couple of computer scientists in the 1960s wanted to make a programming language that would be better for simulations. They wound up creating Simula. That makes sense, because if you think about it, simulations (anything from a flight simulator to a game of The Sims) involves program components that are like objects, and </text:span><text:soft-page-break/><text:span text:style-name="T37">maybe more importantly, you use </text:span><text:span text:style-name="T43">instance</text:span><text:span text:style-name="T40"> </text:span><text:span text:style-name="T37">of the objects. (If you play any online dungeon-crawler games, you know the slang for a dungeon is an “instance” -- because it’s just one version of code that run millions of times for other people too.)</text:span></text:p>
      <text:p text:style-name="P3">Another step in the evolution of OOP comes with the creation of C++, which one of its developers called “C with classes.” C was not an OOP language, but C++ used it as its base, while adding in inheritance, which is a defining characteristic of OOP. More languages were written in the 1980s that were specifically meant to be OOP.</text:p>
      <text:p text:style-name="P3">Nothing I read indicated that OOP concepts just sprang out of nowhere, but were introduced over a period of a few decades. I suppose one could argue that the first language to really use it (Simula) was brand new. But from what I read, Simula had only a few of the ideas we currently consider to be OOP. So even though it was “new”, it was also simple and a prototype, not fully fleshed-out.</text:p>
      <text:p text:style-name="P1"/>
      <text:p text:style-name="P25"/>
      <text:p text:style-name="P2">D10:</text:p>
      <text:p text:style-name="P11">Variables and scope</text:p>
      <text:p text:style-name="P15">How does Python differ in this are compared to other languages that you know.</text:p>
      <text:p text:style-name="P18"><text:a xlink:type="simple" xlink:href="https://python-textbok.readthedocs.io/en/latest/Variables_and_Scope.html" text:style-name="Internet_20_link" text:visited-style-name="Visited_20_Internet_20_Link"><text:span text:style-name="T80">https://python-textbok.readthedocs.io/en/latest/Variables_and_Scope.html</text:span></text:a></text:p>
      <text:p text:style-name="P26">Post:</text:p>
      <text:p text:style-name="P3">The two languages I know best are C# and Java. Both of those handle variables and scope in the same way (I believe). From what I’ve learned about Python, its variables and scope are mostly the same as in C# and Java. This makes sense from a programming standpoint -- there are a few things you’ll always want to have as global, but most variables will be scoped within functions/methods. That’s the whole point of object-oriented programming, right? However, I can’t recall that either C# or Java had a way to assign a value to a global variable within a local scope (the “global a = 3” example). So that’s different. I have also done a couple of quicky tutorials about Javascript, and I seem to recall that Javascript is very loose when it comes to where you can use variables. Since I barely studied it, though, I’m not confident in saying this for sure.</text:p>
      <text:p text:style-name="P1"/>
      <text:p text:style-name="P25"/>
      <text:p text:style-name="P2">D11:</text:p>
      <text:p text:style-name="P11">Python Operator Overloading</text:p>
      <text:p text:style-name="P15"><text:soft-page-break/>Most Object-Oriented languages don't allow operator overloading (for implementation and security issues). C++ does. Why do you think C++ allows operator overloading and how would you use it in Python?</text:p>
      <text:p text:style-name="P18"><text:a xlink:type="simple" xlink:href="http://www.programiz.com/python-programming/operator-overloading" text:style-name="Internet_20_link" text:visited-style-name="Visited_20_Internet_20_Link"><text:span text:style-name="T80">http://www.programiz.com/python-programming/operator-overloading</text:span></text:a></text:p>
      <text:p text:style-name="P26">Post:</text:p>
      <text:p text:style-name="P3">Operator overloading allows programmers to create more than one definition of an operator (ie, things like +, *, =) within the same scope. One use of operator overloading is to make code look nicer, but one has to take care that it doesn’t become harder to read. Another use is when using the same symbols makes sense from a “plain language” point of view, but normally wouldn’t be allowed by the code syntax. An example I found on the web is this: say you want to compare two equally-sized rectangles. Normally, using rectA == rectB would say the two rectangles are false, because they are different objects. But with operator overloading, you can define == to mean something like: if length and width of both rectangles are the same, then true. Ie, you define == to mean not an outright comparison of the two object, but comparing some of their attributes.</text:p>
      <text:p text:style-name="P25"/>
      <text:p text:style-name="P3">I couldn’t find a good answer as to why C++ and Python allow this, while most other languages do not. Maybe because it’s not actually necessary. You could repeat my rectangle example by using other more readable language, for example: if lengthA == lengthB &amp;&amp; heightA == heightB, then true. In a number of ways, Python seems to be a little looser with rules than some languages. It’s not highly typed, for example.</text:p>
      <text:p text:style-name="P1"/>
      <text:p text:style-name="P25"/>
      <text:p text:style-name="P2">D12:</text:p>
      <text:p text:style-name="P11">Data Structures in Python</text:p>
      <text:p text:style-name="P14">There are four built-in data structures in Python - list, tuple, dictionary and set.</text:p>
      <text:p text:style-name="P15">Please discuss how to use the various data structures categories.</text:p>
      <text:p text:style-name="P18"><text:a xlink:type="simple" xlink:href="https://python.swaroopch.com/data_structures.html" text:style-name="Internet_20_link" text:visited-style-name="Visited_20_Internet_20_Link"><text:span text:style-name="T80">https://python.swaroopch.com/data_structures.html</text:span></text:a></text:p>
      <text:p text:style-name="P3"><text:span text:style-name="T131">Post:</text:span></text:p>
      <text:p text:style-name="P3">A list is an ordered collection of items. You can add, remove and search for items in the list. You can add any kind of object to a list, including other lists.  An example is a shopping list, a packing list, a to-do list, even a list of lists.</text:p>
      <text:p text:style-name="P3"><text:soft-page-break/>A tuple is a collection of multiple objects. Tuples cannot be modified, and so are best used when the programmer knows the number of things in the tuple won’t change. You can have a tuple within a tuple. An example is creating a selection of drop-down choices in a menu (like choosing a state for a mailing address -- there are always 50) or a list of days of the week (there are always seven).</text:p>
      <text:p text:style-name="P3">A dictionary is a list containing pairs of keys and values. Keys must be unique, but values can repeat. An example is social security numbers. There is only one SSN per person, but different people with the same name can have different SSNs. Like lists, dictionaries can be altered.</text:p>
      <text:p text:style-name="P3">A set is an unordered collection of simple objects -- that is, the objects’ position in the set doesn’t matter. (By comparison, lists and tuples are ordered.) Sets are used when the existence of an object is more important than its order. For example, one might want to know whether a named chunk of land in the United States is a state, as opposed to a territory, but doesn’t care where it falls alphabetically or when it joined the Union, etc.</text:p>
      <text:p text:style-name="P1"/>
      <text:p text:style-name="P25"/>
      <text:p text:style-name="P1">D13:</text:p>
      <text:p text:style-name="P11">Lists</text:p>
      <text:p text:style-name="P16">Please read the following link and discuss with your fellow classmates what the difference is between Python lists and arrays in other languages.</text:p>
      <text:p text:style-name="P18"><text:a xlink:type="simple" xlink:href="https://www.pythoncentral.io/the-difference-between-a-list-and-an-array/" text:style-name="Internet_20_link" text:visited-style-name="Visited_20_Internet_20_Link"><text:span text:style-name="T81">https://www.pythoncentral.io/the-difference-between-a-list-and-an-array/</text:span></text:a></text:p>
      <text:p text:style-name="P26">Post:</text:p>
      <text:p text:style-name="P3">That’s pretty cool that you can perform functions on a Python array like that. I don’t know if it is allowed in other languages, but if so, I don’t know about it. (In the example in the text, I would have thought one would have to loop through the array and perform the function on each element one at the time.)</text:p>
      <text:p text:style-name="P3">Python lists and arrays sound similar to other languages in at least a few ways, though. Lists are more flexible, but arrays are more organized and “typed”, and therefore use less memory than lists. But when comparing python lists and arrays to other languages’ lists and arrays, python is again more flexible, because python lists and arrays can contain different kinds of variables. At least some other languages (like C#, and I think Java) require that the kind of list or array be declared -- like a list of strings, an array of ints, etc.</text:p>
      <text:p text:style-name="P1"/>
      <text:p text:style-name="P24"><text:line-break/></text:p>
      <text:p text:style-name="P1"><text:soft-page-break/>D14:</text:p>
      <text:p text:style-name="P11">Lists and FOR Loops</text:p>
      <text:p text:style-name="P16">Please read the following link and discuss with your fellow classmates why FOR loops work so well with Python lists.</text:p>
      <text:p text:style-name="P18"><text:a xlink:type="simple" xlink:href="https://www.tutorialspoint.com/python/python_for_loop.htm" text:style-name="Internet_20_link" text:visited-style-name="Visited_20_Internet_20_Link"><text:span text:style-name="T81">https://www.tutorialspoint.com/python/python_for_loop.htm</text:span></text:a></text:p>
      <text:p text:style-name="P26">Post:</text:p>
      <text:p text:style-name="P3">If nothing else, for loops work really well with Python lists because the syntax is so easy, and very close to how one would say the instructions in English. For example:</text:p>
      <text:p text:style-name="P25"/>
      <text:p text:style-name="P5">“<text:span text:style-name="T128">For each fruit in the basket of fruits, slice the fruit.” is English.</text:span></text:p>
      <text:p text:style-name="P5">“<text:span text:style-name="T128">For fruit in basket_of_fruit:</text:span></text:p>
      <text:p text:style-name="P3">sliceTheFruit()” is Python</text:p>
      <text:p text:style-name="P25"/>
      <text:p text:style-name="P3">For loops in Python also have flexibility in treating lists or arrays as either a bunch of items, or as index spots in the list or array. In other words, code can be written like:</text:p>
      <text:p text:style-name="P9"><text:span text:style-name="T14">“</text:span><text:span text:style-name="T50">for index in range(len(fruits)):<text:line-break/></text:span><text:span text:style-name="T17">  </text:span><text:span text:style-name="T50">print 'Current fruit :', fruits[index]”</text:span></text:p>
      <text:p text:style-name="P25"/>
      <text:p text:style-name="P3">You get the same kind of result as the example above, but reference index positions instead of the items directly. (To be honest, I’m not sure if there is any practical benefit to choosing one method over the other.)</text:p>
      <text:p text:style-name="P7"/>
      <text:p text:style-name="P25"/>
      <text:p text:style-name="P7">D15</text:p>
      <text:p text:style-name="P17">Methods</text:p>
      <text:p text:style-name="P23"><text:span text:style-name="T124">Please read the following link and discuss with your fellow classmates: </text:span><text:span text:style-name="T124">do you think Python is truly an object-oriented language</text:span><text:span text:style-name="T124">?</text:span></text:p>
      <text:p text:style-name="P18"><text:a xlink:type="simple" xlink:href="https://www.greenteapress.com/thinkpython/thinkCSpy/html/chap14.html" text:style-name="Internet_20_link" text:visited-style-name="Visited_20_Internet_20_Link"><text:span text:style-name="T82">https://www.greenteapress.com/thinkpython/thinkCSpy/html/chap14.html</text:span></text:a></text:p>
      <text:p text:style-name="P25"><text:span text:style-name="T131">Post:</text:span></text:p>
      <text:p text:style-name="P25"><text:span text:style-name="T132"><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 svg:font-family="Calibri"/>
    <style:font-face style:name="Consolas" svg:font-family="Consolas"/>
    <style:font-face style:name="Georgia" svg:font-family="Georgia"/>
    <style:font-face style:name="OpenSymbol" svg:font-family="OpenSymbol"/>
    <style:font-face style:name="Verdana" svg:font-family="Verdana"/>
    <style:font-face style:name="Arial3" svg:font-family="Arial" style:font-family-generic="swiss"/>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le Sudik</meta:initial-creator>
    <meta:creation-date>2018-07-29T20:07:55.71</meta:creation-date>
    <dc:date>2018-07-29T20:13:42.05</dc:date>
    <dc:creator>Gabrielle Sudik</dc:creator>
    <meta:editing-duration>PT5M46S</meta:editing-duration>
    <meta:editing-cycles>2</meta:editing-cycles>
    <meta:generator>OpenOffice/4.1.5$Win32 OpenOffice.org_project/415m1$Build-9789</meta:generator>
    <meta:document-statistic meta:table-count="0" meta:image-count="1" meta:object-count="0" meta:page-count="10" meta:paragraph-count="138" meta:word-count="3081" meta:character-count="18531"/>
  </office:meta>
</office:document-meta>
</file>